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Verdana" fo:font-size="12pt" fo:font-style="normal" style:font-size-asian="10.5pt" style:font-style-asian="normal" style:font-size-complex="12pt" style:font-style-complex="normal"/>
    </style:style>
    <style:style style:name="P3"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Verdana" fo:font-size="12pt" style:font-size-asian="10.5pt" style:font-size-complex="12pt"/>
    </style:style>
    <style:style style:name="P5" style:family="paragraph" style:parent-style-name="Standard">
      <style:paragraph-properties fo:text-align="justify" style:justify-single-word="false"/>
      <style:text-properties style:font-name="Verdana"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Verdana" fo:font-size="12pt" fo:font-style="italic" style:font-size-asian="10.5pt" style:font-style-asian="italic" style:font-size-complex="12pt" style:font-style-complex="italic"/>
    </style:style>
    <style:style style:name="P7" style:family="paragraph" style:parent-style-name="Standard">
      <style:paragraph-properties fo:text-align="justify" style:justify-single-word="false"/>
      <style:text-properties style:font-name="Verdana" fo:font-size="15pt" style:font-size-asian="13.1000003814697pt" style:font-size-complex="15pt"/>
    </style:style>
    <style:style style:name="P8" style:family="paragraph" style:parent-style-name="Standard">
      <style:paragraph-properties fo:text-align="justify" style:justify-single-word="false"/>
      <style:text-properties style:font-name="Verdana" fo:font-size="12pt" style:font-size-asian="10.5pt" style:font-size-complex="12pt"/>
    </style:style>
    <style:style style:name="P9" style:family="paragraph" style:parent-style-name="Standard">
      <style:paragraph-properties fo:text-align="justify" style:justify-single-word="false"/>
      <style:text-properties style:font-name="Verdana" fo:font-size="12pt" fo:font-style="normal"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Verdana"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Verdana" fo:font-size="12pt" fo:font-style="italic" fo:font-weight="normal" style:font-size-asian="10.5pt" style:font-style-asian="italic" style:font-weight-asian="normal" style:font-size-complex="12pt" style:font-style-complex="italic" style:font-weight-complex="normal"/>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ll Trace manual</text:p>
      <text:p text:style-name="P7">By Przemysław Pastuszka</text:p>
      <text:p text:style-name="P7"/>
      <text:p text:style-name="P3"><text:tab/>This manual has been written for Linux operating system. Obviously, HellTrace is working properly on Windows (other systems haven't been tested), but it is likely, that some of actions described below should be performed in other way there.</text:p>
      <text:p text:style-name="P3"/>
      <text:p text:style-name="P3"><text:tab/>At the beginning you should compile source files using <text:span text:style-name="T1">makefile</text:span>. It is done by simply invoking <text:span text:style-name="T1">make </text:span><text:span text:style-name="T2">command. As the result the </text:span><text:span text:style-name="T1">helltrace</text:span><text:span text:style-name="T2"> file should appear. You can execute it, giving input file name (with list of the tasks) as an argument: </text:span><text:span text:style-name="T1">./helltrace tasks_list</text:span></text:p>
      <text:p text:style-name="P4"><text:tab/><text:span text:style-name="T2">But where to get file with the list of tasks? You can download sample one from the site of the project, but it will be better and more interesting to create it by yourself. Now it's the time to describe, how to do it. </text:span></text:p>
      <text:p text:style-name="P2"/>
      <text:p text:style-name="P2"><text:tab/>The first important thing is to answer the question: what are those, mentioned tasks? You can perceive them as orders to execute some subprograms of HellTrace. This kind of orders also specify how this subprogram should work (by giving some attributes) and <text:s/>what other tasks should be finished previously. When the subprogram finishes, new resource is created in the environment (with one exception which is 'save to file' task), for example new pixel buffer or new light, and it can be used by other tasks.</text:p>
      <text:p text:style-name="P2"><text:tab/>List of tasks can be also presented as a dependency graph. For example:</text:p>
      <text:p text:style-name="P2"><draw:g text:anchor-type="paragraph" draw:z-index="0" draw:style-name="gr1"><draw:frame draw:style-name="gr2" draw:text-style-name="P14" svg:width="5.001cm" svg:height="1.735cm" svg:x="1.588cm" svg:y="0.199cm"><draw:text-box><text:p text:style-name="P13"><text:span text:style-name="T6">Sphere</text:span></text:p><text:p text:style-name="P13"><text:span text:style-name="T6"/></text:p></draw:text-box></draw:frame><draw:frame draw:style-name="gr3" draw:text-style-name="P14" svg:width="5cm" svg:height="1.735cm" svg:x="5.589cm" svg:y="0.199cm"><draw:text-box><text:p text:style-name="P13"><text:span text:style-name="T6">Phong material</text:span></text:p><text:p text:style-name="P13"><text:span text:style-name="T6"/></text:p></draw:text-box></draw:frame><draw:frame draw:style-name="gr4" draw:text-style-name="P14" svg:width="5.001cm" svg:height="1.735cm" svg:x="4.087cm" svg:y="2.698cm"><draw:text-box><text:p text:style-name="P13"><text:span text:style-name="T6">Object</text:span></text:p><text:p text:style-name="P13"><text:span text:style-name="T6"/></text:p></draw:text-box></draw:frame><draw:line draw:style-name="gr5" draw:text-style-name="P15" svg:x1="2.588cm" svg:y1="1.199cm" svg:x2="5.088cm" svg:y2="2.699cm"><text:p/></draw:line><draw:line draw:style-name="gr6" draw:text-style-name="P15" svg:x1="7.589cm" svg:y1="1.199cm" svg:x2="5.589cm" svg:y2="2.699cm"><text:p/></draw:line><draw:frame draw:style-name="gr7" draw:text-style-name="P14" svg:width="5.502cm" svg:height="1.251cm" svg:x="9.587cm" svg:y="2.698cm"><draw:text-box><text:p text:style-name="P13"><text:span text:style-name="T6">Point light</text:span></text:p></draw:text-box></draw:frame><draw:frame draw:style-name="gr8" draw:text-style-name="P14" svg:width="3.5cm" svg:height="1.251cm" svg:x="4.588cm" svg:y="5.2cm"><draw:text-box><text:p text:style-name="P13"><text:span text:style-name="T6">Scene</text:span></text:p></draw:text-box></draw:frame><draw:line draw:style-name="gr9" draw:text-style-name="P15" svg:x1="5.589cm" svg:y1="3.699cm" svg:x2="5.589cm" svg:y2="5.199cm"><text:p/></draw:line><draw:line draw:style-name="gr10" draw:text-style-name="P15" svg:x1="10.089cm" svg:y1="3.699cm" svg:x2="6.089cm" svg:y2="5.199cm"><text:p/></draw:line><draw:frame draw:style-name="gr11" draw:text-style-name="P14" svg:width="3.5cm" svg:height="1.251cm" svg:x="11.088cm" svg:y="5.2cm"><draw:text-box><text:p text:style-name="P13"><text:span text:style-name="T6">Camera</text:span></text:p></draw:text-box></draw:frame><draw:frame draw:style-name="gr12" draw:text-style-name="P14" svg:width="4cm" svg:height="1.251cm" svg:x="7.589cm" svg:y="7.699cm"><draw:text-box><text:p text:style-name="P13"><text:span text:style-name="T6">Ray Tracer</text:span></text:p></draw:text-box></draw:frame><draw:line draw:style-name="gr13" draw:text-style-name="P15" svg:x1="6.588cm" svg:y1="6.199cm" svg:x2="8.588cm" svg:y2="7.699cm"><text:p/></draw:line><draw:line draw:style-name="gr14" draw:text-style-name="P15" svg:x1="11.588cm" svg:y1="6.199cm" svg:x2="9.588cm" svg:y2="7.699cm"><text:p/></draw:line><draw:frame draw:style-name="gr15" draw:text-style-name="P14" svg:width="7.501cm" svg:height="0.994cm" svg:x="6.589cm" svg:y="10.198cm"><draw:text-box><text:p text:style-name="P13"><text:span text:style-name="T6">Saving to the file</text:span></text:p></draw:text-box></draw:frame><draw:line draw:style-name="gr16" draw:text-style-name="P15" svg:x1="9.088cm" svg:y1="8.698cm" svg:x2="9.088cm" svg:y2="10.198cm"><text:p/></draw:line></draw:g></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2"><text:tab/>It can be easily seen that first task to be done is 'Sphere'. It will execute appropriate subprogram, which creates sphere (with specified attributes) in the enviroment. Same thing with 'Phong material'. More interesting is 'Object', </text:span><text:soft-page-break/><text:span text:style-name="T2">because it produces object which agregates existing sphere and material. That is why 'Object' must be executed after 'Sphere' and 'Phong Material'.</text:span></text:p>
      <text:p text:style-name="P4"><text:span text:style-name="T3"><text:tab/>There is none specific order in which tasks in the list should appear, because tasks manager will sort them topologically anyway. It is also remarkable, that only tasks, which are used to generate output image, will be executed. In other words: in dependency graph there must be a path from the task to 'Save to file' task, if you want it to be executed.</text:span></text:p>
      <text:p text:style-name="P1"><text:tab/>In input file you can use comments in C++ style like</text:p>
      <text:p text:style-name="P5">//comment</text:p>
      <text:p text:style-name="P1">or</text:p>
      <text:p text:style-name="P5">/* comment</text:p>
      <text:p text:style-name="P5">comment*/</text:p>
      <text:p text:style-name="P1"/>
      <text:p text:style-name="P1"/>
      <text:p text:style-name="P1"><text:tab/>This is how description of the task should look:</text:p>
      <text:p text:style-name="P1"/>
      <text:p text:style-name="P5">TaskType TaskName</text:p>
      <text:p text:style-name="P5">{</text:p>
      <text:p text:style-name="P5"><text:tab/>[input] AttributeType1 AttributeType1;</text:p>
      <text:p text:style-name="P5"><text:tab/>...</text:p>
      <text:p text:style-name="P12"><text:tab/>[input] AttributeTypeN AttributeTypeN;<text:line-break/>}</text:p>
      <text:p text:style-name="P12"/>
      <text:p text:style-name="P5"><text:tab/>TaskType <text:span text:style-name="T2">specifies name of subprogram to be executed and </text:span>TaskName<text:span text:style-name="T2"> is the name of resource, which will be generated by this task. In the brackets there is a list of attributes with optional </text:span>input <text:span text:style-name="T2">keyword. If there is an i</text:span>nput <text:span text:style-name="T2">before attribute </text:span>x <text:span text:style-name="T2">then resource </text:span>attributeNameX <text:span text:style-name="T2">is required to perform </text:span>TaskName <text:span text:style-name="T2">task. Some of the attributes can be omitted - then the default values will be used.</text:span> </text:p>
      <text:p text:style-name="P6"><text:span text:style-name="T4"><text:tab/></text:span><text:span text:style-name="T3">Here's the list of avalible task types, including attributes and description.</text:span></text:p>
      <text:p text:style-name="P1"/>
      <text:p text:style-name="P1">-<text:span text:style-name="T5">Sphere</text:span> - creates primitive, sphere. Attention: primitive is not yet an object, which could be used in a scene!</text:p>
      <text:p text:style-name="P1">Attributes:</text:p>
      <text:p text:style-name="P1">*origin - origin of sphere. Sample: <text:span text:style-name="T1">origin 0,2,1;</text:span></text:p>
      <text:p text:style-name="P1">*radius</text:p>
      <text:p text:style-name="P1">-<text:span text:style-name="T5">Plane </text:span>- plane primitive</text:p>
      <text:p text:style-name="P1">*normal - normal vector</text:p>
      <text:p text:style-name="P1">*distance - distance from (0,0,0) point</text:p>
      <text:p text:style-name="P1">-<text:span text:style-name="T5">Phong</text:span> - new material using blinn-phong shading</text:p>
      <text:p text:style-name="P1">*color - material color (white is 1,1,1)</text:p>
      <text:p text:style-name="P1">*specColor - specular color (default: 1,1,1)</text:p>
      <text:p text:style-name="P1">*diffuse - diffuse coefficient</text:p>
      <text:p text:style-name="P1">*reflectance - reflectance coefficient</text:p>
      <text:p text:style-name="P1">*specPower - defines shape of specular (default: 100)</text:p>
      <text:p text:style-name="P1">-<text:span text:style-name="T5">PointLight</text:span></text:p>
      <text:p text:style-name="P1">*color</text:p>
      <text:p text:style-name="P1">*position</text:p>
      <text:p text:style-name="P1">*primitive - point light can be also rendered like an usual object, but if so, <text:soft-page-break/>primitive must be specified (we are using existing resource - don't forget the <text:span text:style-name="T1">input </text:span>keyword!). If this attribute is omitted, point light will only light the scene</text:p>
      <text:p text:style-name="P1">-<text:span text:style-name="T5">AreaLight</text:span></text:p>
      <text:p text:style-name="P1">*color</text:p>
      <text:p text:style-name="P1">*primitive</text:p>
      <text:p text:style-name="P1">*points - area light is approximated with a set of point lights. More point lights, better scene lighting, but also worse performance. Using this attribute you can specify exact number of points area light will be approximated with</text:p>
      <text:p text:style-name="P1">-<text:span text:style-name="T5">Simple</text:span> - just an object to be rendered</text:p>
      <text:p text:style-name="P1">*primitive</text:p>
      <text:p text:style-name="P1">*material</text:p>
      <text:p text:style-name="P1">-<text:span text:style-name="T5">Scene</text:span></text:p>
      <text:p text:style-name="P1">*size</text:p>
      <text:p text:style-name="P1">*object1</text:p>
      <text:p text:style-name="P1">...</text:p>
      <text:p text:style-name="P1">*objectN - attributes from object1 to objectN specifies the objects the scene will contain</text:p>
      <text:p text:style-name="P1">-<text:span text:style-name="T5">ConicCam</text:span></text:p>
      <text:p text:style-name="P1">*width - in pixels</text:p>
      <text:p text:style-name="P1">*height - in pixels</text:p>
      <text:p text:style-name="P1">-<text:span text:style-name="T5">RayTracing - </text:span>engine, produces pixel buffer</text:p>
      <text:p text:style-name="P1">*camera</text:p>
      <text:p text:style-name="P1">*scene</text:p>
      <text:p text:style-name="P1">*tracingDepth - how many times the ray can be reflected (default: 5)</text:p>
      <text:p text:style-name="P1">*width</text:p>
      <text:p text:style-name="P1">*height</text:p>
      <text:p text:style-name="P1">-<text:span text:style-name="T5">ImageLoader - </text:span>creates pixel buffer using a file</text:p>
      <text:p text:style-name="P1">*fileName</text:p>
      <text:p text:style-name="P1">*format - supported formats: raw (in this case you need also to specify width and height), bmp and hlt (own file format). Default: hlt</text:p>
      <text:p text:style-name="P1">*width</text:p>
      <text:p text:style-name="P1">*height - needed only when raw format is chosen</text:p>
      <text:p text:style-name="P1">-<text:span text:style-name="T5">ImageSaver </text:span>- saves pixel buffer to a file</text:p>
      <text:p text:style-name="P1">*buffer - input buffer</text:p>
      <text:p text:style-name="P1">*fileName</text:p>
      <text:p text:style-name="P1">*format - check ImageLoader</text:p>
      <text:p text:style-name="P1">-<text:span text:style-name="T5">SimpleToneMap </text:span>- uses photo exposure to create new buffer</text:p>
      <text:p text:style-name="P1">*buffer - input buffer</text:p>
      <text:p text:style-name="P1">*exposure - (default: 1)</text:p>
      <text:p text:style-name="P1">-<text:span text:style-name="T5">AdvToneMap </text:span>- uses Reinhard operator</text:p>
      <text:p text:style-name="P1">*buffer</text:p>
      <text:p text:style-name="P1">*middleGrey - (default: 0.6)</text:p>
      <text:p text:style-name="P1">*whitePoint - (default: 16)</text:p>
      <text:p text:style-name="P1">-<text:span text:style-name="T5">GaussianBlur</text:span> - uses Gauss filter</text:p>
      <text:p text:style-name="P1">*buffer</text:p>
      <text:p text:style-name="P1">*sigma - standard deviation</text:p>
      <text:p text:style-name="P1"/>
      <text:p text:style-name="P1"/>
      <text:p text:style-name="P1"/>
      <text:p text:style-name="P1"><text:soft-page-break/>-<text:span text:style-name="T5">Lerp - </text:span>linear interpolation, blends two buffers</text:p>
      <text:p text:style-name="P1">*buffer1</text:p>
      <text:p text:style-name="P1">*buffer2</text:p>
      <text:p text:style-name="P1">*value - should be from [0,1] range. Specifies how to blend buffers</text:p>
      <text:p text:style-name="P1">-<text:span text:style-name="T5">DepthAntialiasing - </text:span>uses depth information to perform antialiasing</text:p>
      <text:p text:style-name="P1">*buffer</text:p>
      <text:p text:style-name="P1">*treshold - how big should be ratio between two depths to perform antialiasing(default: 1.2)</text:p>
      <text:p text:style-name="P1">-<text:span text:style-name="T5">BrightPass - </text:span>compresses dark pixels</text:p>
      <text:p text:style-name="P1">*buffer</text:p>
      <text:p text:style-name="P1">*middleGrey</text:p>
      <text:p text:style-name="P1">*whitePoint - check AdvToneMap</text:p>
      <text:p text:style-name="P1">*offset - default 1</text:p>
      <text:p text:style-name="P1">*treshold - default 0.5</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rzemysław Pastuszka</meta:initial-creator>
    <meta:creation-date>2010-02-09T15:48:11</meta:creation-date>
    <dc:date>2010-02-09T17:00:10</dc:date>
    <dc:creator>Przemysław Pastuszka</dc:creator>
    <meta:editing-duration>PT01H09M12S</meta:editing-duration>
    <meta:editing-cycles>12</meta:editing-cycles>
    <meta:generator>OpenOffice.org/3.1$Unix OpenOffice.org_project/310m19$Build-9420</meta:generator>
    <meta:document-statistic meta:table-count="0" meta:image-count="0" meta:object-count="0" meta:page-count="4" meta:paragraph-count="93" meta:word-count="854" meta:character-count="5213"/>
  </office:meta>
</office:document-meta>
</file>